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Handl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Handler.addApplicationContex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Handler.getUser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Handler.isApplicationLoaded( ApplicationConfiguration app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Handler.UserHandler( HandlerConfiguration handler , Authent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Handler.getApplicationsLoa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Handler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Handler.setApplicationIsLoaded( ApplicationConfiguration app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Handler.getHandl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Handler.getApplication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Handler.getHandl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